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60.71pt" svg:y="15.62pt">
            <loext:p draw:notify-on-update-of-ranges="Sheet1.H2:Sheet1.H26 Sheet1.J2:Sheet1.J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 (pixels)</text:p>
          </table:table-cell>
          <table:table-cell office:value-type="string" calcext:value-type="string">
            <text:p>y (pixels)</text:p>
          </table:table-cell>
          <table:table-cell office:value-type="string" calcext:value-type="string">
            <text:p>Hr (gauss-cm)</text:p>
          </table:table-cell>
          <table:table-cell office:value-type="string" calcext:value-type="string">
            <text:p>dN/dp</text:p>
          </table:table-cell>
          <table:table-cell office:value-type="string" calcext:value-type="string">
            <text:p>p (SI)</text:p>
          </table:table-cell>
          <table:table-cell office:value-type="string" calcext:value-type="string">
            <text:p>p (MeV/c)</text:p>
          </table:table-cell>
          <table:table-cell office:value-type="string" calcext:value-type="string">
            <text:p>K (J)</text:p>
          </table:table-cell>
          <table:table-cell office:value-type="string" calcext:value-type="string">
            <text:p>K (MeV)</text:p>
          </table:table-cell>
          <table:table-cell office:value-type="string" calcext:value-type="string">
            <text:p>E (J)</text:p>
          </table:table-cell>
          <table:table-cell office:value-type="string" calcext:value-type="string">
            <text:p>dN/dK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01" calcext:value-type="float">
            <text:p>801</text:p>
          </table:table-cell>
          <table:table-cell table:formula="of:=([.A2]-264)/(1085-264)*3000" office:value-type="float" office:value="285.018270401949" calcext:value-type="float">
            <text:p>285.0182704019</text:p>
          </table:table-cell>
          <table:table-cell table:formula="of:=(918-[.B2])*[.C2]/(1123000)" office:value-type="float" office:value="0.0296946906830169" calcext:value-type="float">
            <text:p>0.0296946907</text:p>
          </table:table-cell>
          <table:table-cell table:formula="of:=(0.000001)*(1.602E-019)*[.C2]" office:value-type="float" office:value="4.56599269183922E-023" calcext:value-type="float">
            <text:p>4.56599269183922E-23</text:p>
          </table:table-cell>
          <table:table-cell table:formula="of:=[.E2]*0.000001/(1.602E-019)*[.$B$30]" office:value-type="float" office:value="0.0855054811205846" calcext:value-type="float">
            <text:p>0.0855054811</text:p>
          </table:table-cell>
          <table:table-cell table:formula="of:=SQRT([.$B$31]*[.$B$31]+[.E2]*[.E2]*[.$B$30]*[.$B$30])-[.$B$31]" office:value-type="float" office:value="1.13650095110754E-015" calcext:value-type="float">
            <text:p>1.13650095110754E-15</text:p>
          </table:table-cell>
          <table:table-cell table:formula="of:=[.G2]/(1.602E-016)/1000" office:value-type="float" office:value="0.0070942631155277" calcext:value-type="float">
            <text:p>0.0070942631</text:p>
          </table:table-cell>
          <table:table-cell table:formula="of:=SQRT([.$B$31]*[.$B$31]+[.E2]*[.E2]*[.$B$30]*[.$B$30])" office:value-type="float" office:value="0.0000000000000831175009511076" calcext:value-type="float">
            <text:p>8.31175009511076E-14</text:p>
          </table:table-cell>
          <table:table-cell table:formula="of:=[.D2]*[.I2]/[.E2]/417500000" office:value-type="float" office:value="0.129473113248752" calcext:value-type="float">
            <text:p>0.12947311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65" calcext:value-type="float">
            <text:p>765</text:p>
          </table:table-cell>
          <table:table-cell table:formula="of:=([.A3]-264)/(1085-264)*3000" office:value-type="float" office:value="325.213154689403" calcext:value-type="float">
            <text:p>325.2131546894</text:p>
          </table:table-cell>
          <table:table-cell table:formula="of:=(918-[.B3])*[.C3]/(1123000)" office:value-type="float" office:value="0.0443077583860006" calcext:value-type="float">
            <text:p>0.0443077584</text:p>
          </table:table-cell>
          <table:table-cell table:formula="of:=(0.000001)*(1.602E-019)*[.C3]" office:value-type="float" office:value="5.20991473812424E-023" calcext:value-type="float">
            <text:p>5.20991473812424E-23</text:p>
          </table:table-cell>
          <table:table-cell table:formula="of:=[.E3]*0.000001/(1.602E-019)*[.$B$30]" office:value-type="float" office:value="0.0975639464068209" calcext:value-type="float">
            <text:p>0.0975639464</text:p>
          </table:table-cell>
          <table:table-cell table:formula="of:=SQRT([.$B$31]*[.$B$31]+[.E3]*[.E3]*[.$B$30]*[.$B$30])-[.$B$31]" office:value-type="float" office:value="1.47661358442212E-015" calcext:value-type="float">
            <text:p>1.47661358442212E-15</text:p>
          </table:table-cell>
          <table:table-cell table:formula="of:=[.G3]/(1.602E-016)/1000" office:value-type="float" office:value="0.00921731326106191" calcext:value-type="float">
            <text:p>0.0092173133</text:p>
          </table:table-cell>
          <table:table-cell table:formula="of:=SQRT([.$B$31]*[.$B$31]+[.E3]*[.E3]*[.$B$30]*[.$B$30])" office:value-type="float" office:value="0.0000000000000834576135844221" calcext:value-type="float">
            <text:p>8.34576135844221E-14</text:p>
          </table:table-cell>
          <table:table-cell table:formula="of:=[.D3]*[.I3]/[.E3]/417500000" office:value-type="float" office:value="0.170003806320964" calcext:value-type="float">
            <text:p>0.17000380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62" calcext:value-type="float">
            <text:p>662</text:p>
          </table:table-cell>
          <table:table-cell table:formula="of:=([.A4]-264)/(1085-264)*3000" office:value-type="float" office:value="416.565164433618" calcext:value-type="float">
            <text:p>416.5651644336</text:p>
          </table:table-cell>
          <table:table-cell table:formula="of:=(918-[.B4])*[.C4]/(1123000)" office:value-type="float" office:value="0.0949605361487143" calcext:value-type="float">
            <text:p>0.0949605361</text:p>
          </table:table-cell>
          <table:table-cell table:formula="of:=(0.000001)*(1.602E-019)*[.C4]" office:value-type="float" office:value="6.67337393422655E-023" calcext:value-type="float">
            <text:p>6.67337393422655E-23</text:p>
          </table:table-cell>
          <table:table-cell table:formula="of:=[.E4]*0.000001/(1.602E-019)*[.$B$30]" office:value-type="float" office:value="0.124969549330085" calcext:value-type="float">
            <text:p>0.1249695493</text:p>
          </table:table-cell>
          <table:table-cell table:formula="of:=SQRT([.$B$31]*[.$B$31]+[.E4]*[.E4]*[.$B$30]*[.$B$30])-[.$B$31]" office:value-type="float" office:value="2.40910391031718E-015" calcext:value-type="float">
            <text:p>2.40910391031718E-15</text:p>
          </table:table-cell>
          <table:table-cell table:formula="of:=[.G4]/(1.602E-016)/1000" office:value-type="float" office:value="0.0150381018122171" calcext:value-type="float">
            <text:p>0.0150381018</text:p>
          </table:table-cell>
          <table:table-cell table:formula="of:=SQRT([.$B$31]*[.$B$31]+[.E4]*[.E4]*[.$B$30]*[.$B$30])" office:value-type="float" office:value="0.0000000000000843901039103172" calcext:value-type="float">
            <text:p>8.43901039103172E-14</text:p>
          </table:table-cell>
          <table:table-cell table:formula="of:=[.D4]*[.I4]/[.E4]/417500000" office:value-type="float" office:value="0.287629044871376" calcext:value-type="float">
            <text:p>0.28762904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17" calcext:value-type="float">
            <text:p>617</text:p>
          </table:table-cell>
          <table:table-cell table:formula="of:=([.A5]-264)/(1085-264)*3000" office:value-type="float" office:value="464.068209500609" calcext:value-type="float">
            <text:p>464.0682095006</text:p>
          </table:table-cell>
          <table:table-cell table:formula="of:=(918-[.B5])*[.C5]/(1123000)" office:value-type="float" office:value="0.12438515677621" calcext:value-type="float">
            <text:p>0.1243851568</text:p>
          </table:table-cell>
          <table:table-cell table:formula="of:=(0.000001)*(1.602E-019)*[.C5]" office:value-type="float" office:value="7.43437271619976E-023" calcext:value-type="float">
            <text:p>7.43437271619976E-23</text:p>
          </table:table-cell>
          <table:table-cell table:formula="of:=[.E5]*0.000001/(1.602E-019)*[.$B$30]" office:value-type="float" office:value="0.139220462850183" calcext:value-type="float">
            <text:p>0.1392204629</text:p>
          </table:table-cell>
          <table:table-cell table:formula="of:=SQRT([.$B$31]*[.$B$31]+[.E5]*[.E5]*[.$B$30]*[.$B$30])-[.$B$31]" office:value-type="float" office:value="2.97965819042586E-015" calcext:value-type="float">
            <text:p>2.97965819042586E-15</text:p>
          </table:table-cell>
          <table:table-cell table:formula="of:=[.G5]/(1.602E-016)/1000" office:value-type="float" office:value="0.0185996141724461" calcext:value-type="float">
            <text:p>0.0185996142</text:p>
          </table:table-cell>
          <table:table-cell table:formula="of:=SQRT([.$B$31]*[.$B$31]+[.E5]*[.E5]*[.$B$30]*[.$B$30])" office:value-type="float" office:value="0.0000000000000849606581904259" calcext:value-type="float">
            <text:p>8.49606581904259E-14</text:p>
          </table:table-cell>
          <table:table-cell table:formula="of:=[.D5]*[.I5]/[.E5]/417500000" office:value-type="float" office:value="0.340475303744893" calcext:value-type="float">
            <text:p>0.340475303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78" calcext:value-type="float">
            <text:p>578</text:p>
          </table:table-cell>
          <table:table-cell table:formula="of:=([.A6]-264)/(1085-264)*3000" office:value-type="float" office:value="522.533495736906" calcext:value-type="float">
            <text:p>522.5334957369</text:p>
          </table:table-cell>
          <table:table-cell table:formula="of:=(918-[.B6])*[.C6]/(1123000)" office:value-type="float" office:value="0.158202483126045" calcext:value-type="float">
            <text:p>0.1582024831</text:p>
          </table:table-cell>
          <table:table-cell table:formula="of:=(0.000001)*(1.602E-019)*[.C6]" office:value-type="float" office:value="8.37098660170524E-023" calcext:value-type="float">
            <text:p>8.37098660170524E-23</text:p>
          </table:table-cell>
          <table:table-cell table:formula="of:=[.E6]*0.000001/(1.602E-019)*[.$B$30]" office:value-type="float" office:value="0.156760048721072" calcext:value-type="float">
            <text:p>0.1567600487</text:p>
          </table:table-cell>
          <table:table-cell table:formula="of:=SQRT([.$B$31]*[.$B$31]+[.E6]*[.E6]*[.$B$30]*[.$B$30])-[.$B$31]" office:value-type="float" office:value="3.760151795234E-015" calcext:value-type="float">
            <text:p>3.760151795234E-15</text:p>
          </table:table-cell>
          <table:table-cell table:formula="of:=[.G6]/(1.602E-016)/1000" office:value-type="float" office:value="0.0234716092087016" calcext:value-type="float">
            <text:p>0.0234716092</text:p>
          </table:table-cell>
          <table:table-cell table:formula="of:=SQRT([.$B$31]*[.$B$31]+[.E6]*[.E6]*[.$B$30]*[.$B$30])" office:value-type="float" office:value="0.000000000000085741151795234" calcext:value-type="float">
            <text:p>8.5741151795234E-14</text:p>
          </table:table-cell>
          <table:table-cell table:formula="of:=[.D6]*[.I6]/[.E6]/417500000" office:value-type="float" office:value="0.388123091937057" calcext:value-type="float">
            <text:p>0.38812309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8" calcext:value-type="float">
            <text:p>508</text:p>
          </table:table-cell>
          <table:table-cell table:formula="of:=([.A7]-264)/(1085-264)*3000" office:value-type="float" office:value="591.961023142509" calcext:value-type="float">
            <text:p>591.9610231425</text:p>
          </table:table-cell>
          <table:table-cell table:formula="of:=(918-[.B7])*[.C7]/(1123000)" office:value-type="float" office:value="0.216121121539117" calcext:value-type="float">
            <text:p>0.2161211215</text:p>
          </table:table-cell>
          <table:table-cell table:formula="of:=(0.000001)*(1.602E-019)*[.C7]" office:value-type="float" office:value="9.48321559074299E-023" calcext:value-type="float">
            <text:p>9.48321559074299E-23</text:p>
          </table:table-cell>
          <table:table-cell table:formula="of:=[.E7]*0.000001/(1.602E-019)*[.$B$30]" office:value-type="float" office:value="0.177588306942753" calcext:value-type="float">
            <text:p>0.1775883069</text:p>
          </table:table-cell>
          <table:table-cell table:formula="of:=SQRT([.$B$31]*[.$B$31]+[.E7]*[.E7]*[.$B$30]*[.$B$30])-[.$B$31]" office:value-type="float" office:value="4.79610966876345E-015" calcext:value-type="float">
            <text:p>4.79610966876345E-15</text:p>
          </table:table-cell>
          <table:table-cell table:formula="of:=[.G7]/(1.602E-016)/1000" office:value-type="float" office:value="0.0299382626015196" calcext:value-type="float">
            <text:p>0.0299382626</text:p>
          </table:table-cell>
          <table:table-cell table:formula="of:=SQRT([.$B$31]*[.$B$31]+[.E7]*[.E7]*[.$B$30]*[.$B$30])" office:value-type="float" office:value="0.0000000000000867771096687635" calcext:value-type="float">
            <text:p>8.67771096687635E-14</text:p>
          </table:table-cell>
          <table:table-cell table:formula="of:=[.D7]*[.I7]/[.E7]/417500000" office:value-type="float" office:value="0.473685716958838" calcext:value-type="float">
            <text:p>0.4736857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4" calcext:value-type="float">
            <text:p>424</text:p>
          </table:table-cell>
          <table:table-cell table:formula="of:=([.A8]-264)/(1085-264)*3000" office:value-type="float" office:value="716.199756394641" calcext:value-type="float">
            <text:p>716.1997563946</text:p>
          </table:table-cell>
          <table:table-cell table:formula="of:=(918-[.B8])*[.C8]/(1123000)" office:value-type="float" office:value="0.31505136211839" calcext:value-type="float">
            <text:p>0.3150513621</text:p>
          </table:table-cell>
          <table:table-cell table:formula="of:=(0.000001)*(1.602E-019)*[.C8]" office:value-type="float" office:value="1.14735200974421E-022" calcext:value-type="float">
            <text:p>1.14735200974421E-22</text:p>
          </table:table-cell>
          <table:table-cell table:formula="of:=[.E8]*0.000001/(1.602E-019)*[.$B$30]" office:value-type="float" office:value="0.214859926918392" calcext:value-type="float">
            <text:p>0.2148599269</text:p>
          </table:table-cell>
          <table:table-cell table:formula="of:=SQRT([.$B$31]*[.$B$31]+[.E8]*[.E8]*[.$B$30]*[.$B$30])-[.$B$31]" office:value-type="float" office:value="6.93277470244798E-015" calcext:value-type="float">
            <text:p>6.93277470244798E-15</text:p>
          </table:table-cell>
          <table:table-cell table:formula="of:=[.G8]/(1.602E-016)/1000" office:value-type="float" office:value="0.043275747206292" calcext:value-type="float">
            <text:p>0.0432757472</text:p>
          </table:table-cell>
          <table:table-cell table:formula="of:=SQRT([.$B$31]*[.$B$31]+[.E8]*[.E8]*[.$B$30]*[.$B$30])" office:value-type="float" office:value="0.000000000000088913774702448" calcext:value-type="float">
            <text:p>8.8913774702448E-14</text:p>
          </table:table-cell>
          <table:table-cell table:formula="of:=[.D8]*[.I8]/[.E8]/417500000" office:value-type="float" office:value="0.584786379935182" calcext:value-type="float">
            <text:p>0.584786379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6" calcext:value-type="float">
            <text:p>396</text:p>
          </table:table-cell>
          <table:table-cell table:formula="of:=([.A9]-264)/(1085-264)*3000" office:value-type="float" office:value="774.665042630938" calcext:value-type="float">
            <text:p>774.6650426309</text:p>
          </table:table-cell>
          <table:table-cell table:formula="of:=(918-[.B9])*[.C9]/(1123000)" office:value-type="float" office:value="0.3600847304126" calcext:value-type="float">
            <text:p>0.3600847304</text:p>
          </table:table-cell>
          <table:table-cell table:formula="of:=(0.000001)*(1.602E-019)*[.C9]" office:value-type="float" office:value="1.24101339829476E-022" calcext:value-type="float">
            <text:p>1.24101339829476E-22</text:p>
          </table:table-cell>
          <table:table-cell table:formula="of:=[.E9]*0.000001/(1.602E-019)*[.$B$30]" office:value-type="float" office:value="0.232399512789281" calcext:value-type="float">
            <text:p>0.2323995128</text:p>
          </table:table-cell>
          <table:table-cell table:formula="of:=SQRT([.$B$31]*[.$B$31]+[.E9]*[.E9]*[.$B$30]*[.$B$30])-[.$B$31]" office:value-type="float" office:value="8.05780935614599E-015" calcext:value-type="float">
            <text:p>8.05780935614599E-15</text:p>
          </table:table-cell>
          <table:table-cell table:formula="of:=[.G9]/(1.602E-016)/1000" office:value-type="float" office:value="0.0502984354316229" calcext:value-type="float">
            <text:p>0.0502984354</text:p>
          </table:table-cell>
          <table:table-cell table:formula="of:=SQRT([.$B$31]*[.$B$31]+[.E9]*[.E9]*[.$B$30]*[.$B$30])" office:value-type="float" office:value="0.000000000000090038809356146" calcext:value-type="float">
            <text:p>9.0038809356146E-14</text:p>
          </table:table-cell>
          <table:table-cell table:formula="of:=[.D9]*[.I9]/[.E9]/417500000" office:value-type="float" office:value="0.625750922558593" calcext:value-type="float">
            <text:p>0.625750922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4" calcext:value-type="float">
            <text:p>344</text:p>
          </table:table-cell>
          <table:table-cell table:formula="of:=([.A10]-264)/(1085-264)*3000" office:value-type="float" office:value="869.671132764921" calcext:value-type="float">
            <text:p>869.6711327649</text:p>
          </table:table-cell>
          <table:table-cell table:formula="of:=(918-[.B10])*[.C10]/(1123000)" office:value-type="float" office:value="0.444515788252061" calcext:value-type="float">
            <text:p>0.4445157883</text:p>
          </table:table-cell>
          <table:table-cell table:formula="of:=(0.000001)*(1.602E-019)*[.C10]" office:value-type="float" office:value="1.3932131546894E-022" calcext:value-type="float">
            <text:p>1.3932131546894E-22</text:p>
          </table:table-cell>
          <table:table-cell table:formula="of:=[.E10]*0.000001/(1.602E-019)*[.$B$30]" office:value-type="float" office:value="0.260901339829476" calcext:value-type="float">
            <text:p>0.2609013398</text:p>
          </table:table-cell>
          <table:table-cell table:formula="of:=SQRT([.$B$31]*[.$B$31]+[.E10]*[.E10]*[.$B$30]*[.$B$30])-[.$B$31]" office:value-type="float" office:value="0.0000000000000100397746433361" calcext:value-type="float">
            <text:p>1.00397746433361E-14</text:p>
          </table:table-cell>
          <table:table-cell table:formula="of:=[.G10]/(1.602E-016)/1000" office:value-type="float" office:value="0.0626702537037207" calcext:value-type="float">
            <text:p>0.0626702537</text:p>
          </table:table-cell>
          <table:table-cell table:formula="of:=SQRT([.$B$31]*[.$B$31]+[.E10]*[.E10]*[.$B$30]*[.$B$30])" office:value-type="float" office:value="0.0000000000000920207746433361" calcext:value-type="float">
            <text:p>9.20207746433361E-14</text:p>
          </table:table-cell>
          <table:table-cell table:formula="of:=[.D10]*[.I10]/[.E10]/417500000" office:value-type="float" office:value="0.703232655360234" calcext:value-type="float">
            <text:p>0.703232655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27" calcext:value-type="float">
            <text:p>327</text:p>
          </table:table-cell>
          <table:table-cell table:formula="of:=([.A11]-264)/(1085-264)*3000" office:value-type="float" office:value="931.790499390987" calcext:value-type="float">
            <text:p>931.790499391</text:p>
          </table:table-cell>
          <table:table-cell table:formula="of:=(918-[.B11])*[.C11]/(1123000)" office:value-type="float" office:value="0.490372382137198" calcext:value-type="float">
            <text:p>0.4903723821</text:p>
          </table:table-cell>
          <table:table-cell table:formula="of:=(0.000001)*(1.602E-019)*[.C11]" office:value-type="float" office:value="1.49272838002436E-022" calcext:value-type="float">
            <text:p>1.49272838002436E-22</text:p>
          </table:table-cell>
          <table:table-cell table:formula="of:=[.E11]*0.000001/(1.602E-019)*[.$B$30]" office:value-type="float" office:value="0.279537149817296" calcext:value-type="float">
            <text:p>0.2795371498</text:p>
          </table:table-cell>
          <table:table-cell table:formula="of:=SQRT([.$B$31]*[.$B$31]+[.E11]*[.E11]*[.$B$30]*[.$B$30])-[.$B$31]" office:value-type="float" office:value="0.0000000000000114336593200293" calcext:value-type="float">
            <text:p>1.14336593200293E-14</text:p>
          </table:table-cell>
          <table:table-cell table:formula="of:=[.G11]/(1.602E-016)/1000" office:value-type="float" office:value="0.0713711568041779" calcext:value-type="float">
            <text:p>0.0713711568</text:p>
          </table:table-cell>
          <table:table-cell table:formula="of:=SQRT([.$B$31]*[.$B$31]+[.E11]*[.E11]*[.$B$30]*[.$B$30])" office:value-type="float" office:value="0.0000000000000934146593200293" calcext:value-type="float">
            <text:p>9.34146593200293E-14</text:p>
          </table:table-cell>
          <table:table-cell table:formula="of:=[.D11]*[.I11]/[.E11]/417500000" office:value-type="float" office:value="0.735027803699864" calcext:value-type="float">
            <text:p>0.73502780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8" calcext:value-type="float">
            <text:p>308</text:p>
          </table:table-cell>
          <table:table-cell table:formula="of:=([.A12]-264)/(1085-264)*3000" office:value-type="float" office:value="1008.52618757613" calcext:value-type="float">
            <text:p>1008.5261875761</text:p>
          </table:table-cell>
          <table:table-cell table:formula="of:=(918-[.B12])*[.C12]/(1123000)" office:value-type="float" office:value="0.54781921141713" calcext:value-type="float">
            <text:p>0.5478192114</text:p>
          </table:table-cell>
          <table:table-cell table:formula="of:=(0.000001)*(1.602E-019)*[.C12]" office:value-type="float" office:value="1.61565895249695E-022" calcext:value-type="float">
            <text:p>1.61565895249695E-22</text:p>
          </table:table-cell>
          <table:table-cell table:formula="of:=[.E12]*0.000001/(1.602E-019)*[.$B$30]" office:value-type="float" office:value="0.302557856272838" calcext:value-type="float">
            <text:p>0.3025578563</text:p>
          </table:table-cell>
          <table:table-cell table:formula="of:=SQRT([.$B$31]*[.$B$31]+[.E12]*[.E12]*[.$B$30]*[.$B$30])-[.$B$31]" office:value-type="float" office:value="0.0000000000000132566124580263" calcext:value-type="float">
            <text:p>1.32566124580263E-14</text:p>
          </table:table-cell>
          <table:table-cell table:formula="of:=[.G12]/(1.602E-016)/1000" office:value-type="float" office:value="0.0827503898753201" calcext:value-type="float">
            <text:p>0.0827503899</text:p>
          </table:table-cell>
          <table:table-cell table:formula="of:=SQRT([.$B$31]*[.$B$31]+[.E12]*[.E12]*[.$B$30]*[.$B$30])" office:value-type="float" office:value="0.0000000000000952376124580263" calcext:value-type="float">
            <text:p>9.52376124580263E-14</text:p>
          </table:table-cell>
          <table:table-cell table:formula="of:=[.D12]*[.I12]/[.E12]/417500000" office:value-type="float" office:value="0.773463077139414" calcext:value-type="float">
            <text:p>0.77346307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86" calcext:value-type="float">
            <text:p>286</text:p>
          </table:table-cell>
          <table:table-cell table:formula="of:=([.A13]-264)/(1085-264)*3000" office:value-type="float" office:value="1096.22411693057" calcext:value-type="float">
            <text:p>1096.2241169306</text:p>
          </table:table-cell>
          <table:table-cell table:formula="of:=(918-[.B13])*[.C13]/(1123000)" office:value-type="float" office:value="0.616931114781943" calcext:value-type="float">
            <text:p>0.6169311148</text:p>
          </table:table-cell>
          <table:table-cell table:formula="of:=(0.000001)*(1.602E-019)*[.C13]" office:value-type="float" office:value="1.75615103532278E-022" calcext:value-type="float">
            <text:p>1.75615103532278E-22</text:p>
          </table:table-cell>
          <table:table-cell table:formula="of:=[.E13]*0.000001/(1.602E-019)*[.$B$30]" office:value-type="float" office:value="0.328867235079172" calcext:value-type="float">
            <text:p>0.3288672351</text:p>
          </table:table-cell>
          <table:table-cell table:formula="of:=SQRT([.$B$31]*[.$B$31]+[.E13]*[.E13]*[.$B$30]*[.$B$30])-[.$B$31]" office:value-type="float" office:value="0.0000000000000154692138221294" calcext:value-type="float">
            <text:p>1.54692138221294E-14</text:p>
          </table:table-cell>
          <table:table-cell table:formula="of:=[.G13]/(1.602E-016)/1000" office:value-type="float" office:value="0.096561884033267" calcext:value-type="float">
            <text:p>0.096561884</text:p>
          </table:table-cell>
          <table:table-cell table:formula="of:=SQRT([.$B$31]*[.$B$31]+[.E13]*[.E13]*[.$B$30]*[.$B$30])" office:value-type="float" office:value="0.0000000000000974502138221294" calcext:value-type="float">
            <text:p>9.74502138221294E-14</text:p>
          </table:table-cell>
          <table:table-cell table:formula="of:=[.D13]*[.I13]/[.E13]/417500000" office:value-type="float" office:value="0.819975972968744" calcext:value-type="float">
            <text:p>0.81997597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60" calcext:value-type="float">
            <text:p>260</text:p>
          </table:table-cell>
          <table:table-cell table:formula="of:=([.A14]-264)/(1085-264)*3000" office:value-type="float" office:value="1172.95980511571" calcext:value-type="float">
            <text:p>1172.9598051157</text:p>
          </table:table-cell>
          <table:table-cell table:formula="of:=(918-[.B14])*[.C14]/(1123000)" office:value-type="float" office:value="0.68727297574901" calcext:value-type="float">
            <text:p>0.6872729757</text:p>
          </table:table-cell>
          <table:table-cell table:formula="of:=(0.000001)*(1.602E-019)*[.C14]" office:value-type="float" office:value="1.87908160779537E-022" calcext:value-type="float">
            <text:p>1.87908160779537E-22</text:p>
          </table:table-cell>
          <table:table-cell table:formula="of:=[.E14]*0.000001/(1.602E-019)*[.$B$30]" office:value-type="float" office:value="0.351887941534714" calcext:value-type="float">
            <text:p>0.3518879415</text:p>
          </table:table-cell>
          <table:table-cell table:formula="of:=SQRT([.$B$31]*[.$B$31]+[.E14]*[.E14]*[.$B$30]*[.$B$30])-[.$B$31]" office:value-type="float" office:value="0.0000000000000175113981059827" calcext:value-type="float">
            <text:p>1.75113981059827E-14</text:p>
          </table:table-cell>
          <table:table-cell table:formula="of:=[.G14]/(1.602E-016)/1000" office:value-type="float" office:value="0.109309601160941" calcext:value-type="float">
            <text:p>0.1093096012</text:p>
          </table:table-cell>
          <table:table-cell table:formula="of:=SQRT([.$B$31]*[.$B$31]+[.E14]*[.E14]*[.$B$30]*[.$B$30])" office:value-type="float" office:value="0.0000000000000994923981059827" calcext:value-type="float">
            <text:p>9.94923981059827E-14</text:p>
          </table:table-cell>
          <table:table-cell table:formula="of:=[.D14]*[.I14]/[.E14]/417500000" office:value-type="float" office:value="0.871599645133766" calcext:value-type="float">
            <text:p>0.871599645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1" calcext:value-type="float">
            <text:p>261</text:p>
          </table:table-cell>
          <table:table-cell table:formula="of:=([.A15]-264)/(1085-264)*3000" office:value-type="float" office:value="1235.07917174178" calcext:value-type="float">
            <text:p>1235.0791717418</text:p>
          </table:table-cell>
          <table:table-cell table:formula="of:=(918-[.B15])*[.C15]/(1123000)" office:value-type="float" office:value="0.722570806620079" calcext:value-type="float">
            <text:p>0.7225708066</text:p>
          </table:table-cell>
          <table:table-cell table:formula="of:=(0.000001)*(1.602E-019)*[.C15]" office:value-type="float" office:value="1.97859683313033E-022" calcext:value-type="float">
            <text:p>1.97859683313033E-22</text:p>
          </table:table-cell>
          <table:table-cell table:formula="of:=[.E15]*0.000001/(1.602E-019)*[.$B$30]" office:value-type="float" office:value="0.370523751522533" calcext:value-type="float">
            <text:p>0.3705237515</text:p>
          </table:table-cell>
          <table:table-cell table:formula="of:=SQRT([.$B$31]*[.$B$31]+[.E15]*[.E15]*[.$B$30]*[.$B$30])-[.$B$31]" office:value-type="float" office:value="0.0000000000000192328589634148" calcext:value-type="float">
            <text:p>1.92328589634148E-14</text:p>
          </table:table-cell>
          <table:table-cell table:formula="of:=[.G15]/(1.602E-016)/1000" office:value-type="float" office:value="0.120055299397096" calcext:value-type="float">
            <text:p>0.1200552994</text:p>
          </table:table-cell>
          <table:table-cell table:formula="of:=SQRT([.$B$31]*[.$B$31]+[.E15]*[.E15]*[.$B$30]*[.$B$30])" office:value-type="float" office:value="0.000000000000101213858963415" calcext:value-type="float">
            <text:p>1.01213858963415E-13</text:p>
          </table:table-cell>
          <table:table-cell table:formula="of:=[.D15]*[.I15]/[.E15]/417500000" office:value-type="float" office:value="0.885332903604094" calcext:value-type="float">
            <text:p>0.885332903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48" calcext:value-type="float">
            <text:p>248</text:p>
          </table:table-cell>
          <table:table-cell table:formula="of:=([.A16]-264)/(1085-264)*3000" office:value-type="float" office:value="1311.81485992692" calcext:value-type="float">
            <text:p>1311.8148599269</text:p>
          </table:table-cell>
          <table:table-cell table:formula="of:=(918-[.B16])*[.C16]/(1123000)" office:value-type="float" office:value="0.782650005477324" calcext:value-type="float">
            <text:p>0.7826500055</text:p>
          </table:table-cell>
          <table:table-cell table:formula="of:=(0.000001)*(1.602E-019)*[.C16]" office:value-type="float" office:value="2.10152740560292E-022" calcext:value-type="float">
            <text:p>2.10152740560292E-22</text:p>
          </table:table-cell>
          <table:table-cell table:formula="of:=[.E16]*0.000001/(1.602E-019)*[.$B$30]" office:value-type="float" office:value="0.393544457978075" calcext:value-type="float">
            <text:p>0.393544458</text:p>
          </table:table-cell>
          <table:table-cell table:formula="of:=SQRT([.$B$31]*[.$B$31]+[.E16]*[.E16]*[.$B$30]*[.$B$30])-[.$B$31]" office:value-type="float" office:value="0.0000000000000214388242787626" calcext:value-type="float">
            <text:p>2.14388242787626E-14</text:p>
          </table:table-cell>
          <table:table-cell table:formula="of:=[.G16]/(1.602E-016)/1000" office:value-type="float" office:value="0.133825370029729" calcext:value-type="float">
            <text:p>0.13382537</text:p>
          </table:table-cell>
          <table:table-cell table:formula="of:=SQRT([.$B$31]*[.$B$31]+[.E16]*[.E16]*[.$B$30]*[.$B$30])" office:value-type="float" office:value="0.000000000000103419824278763" calcext:value-type="float">
            <text:p>1.03419824278763E-13</text:p>
          </table:table-cell>
          <table:table-cell table:formula="of:=[.D16]*[.I16]/[.E16]/417500000" office:value-type="float" office:value="0.92252862435948" calcext:value-type="float">
            <text:p>0.922528624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4" calcext:value-type="float">
            <text:p>254</text:p>
          </table:table-cell>
          <table:table-cell table:formula="of:=([.A17]-264)/(1085-264)*3000" office:value-type="float" office:value="1542.02192448234" calcext:value-type="float">
            <text:p>1542.0219244823</text:p>
          </table:table-cell>
          <table:table-cell table:formula="of:=(918-[.B17])*[.C17]/(1123000)" office:value-type="float" office:value="0.911756507441027" calcext:value-type="float">
            <text:p>0.9117565074</text:p>
          </table:table-cell>
          <table:table-cell table:formula="of:=(0.000001)*(1.602E-019)*[.C17]" office:value-type="float" office:value="2.47031912302071E-022" calcext:value-type="float">
            <text:p>2.47031912302071E-22</text:p>
          </table:table-cell>
          <table:table-cell table:formula="of:=[.E17]*0.000001/(1.602E-019)*[.$B$30]" office:value-type="float" office:value="0.462606577344701" calcext:value-type="float">
            <text:p>0.4626065773</text:p>
          </table:table-cell>
          <table:table-cell table:formula="of:=SQRT([.$B$31]*[.$B$31]+[.E17]*[.E17]*[.$B$30]*[.$B$30])-[.$B$31]" office:value-type="float" office:value="0.0000000000000285319552297178" calcext:value-type="float">
            <text:p>2.85319552297178E-14</text:p>
          </table:table-cell>
          <table:table-cell table:formula="of:=[.G17]/(1.602E-016)/1000" office:value-type="float" office:value="0.178102092570024" calcext:value-type="float">
            <text:p>0.1781020926</text:p>
          </table:table-cell>
          <table:table-cell table:formula="of:=SQRT([.$B$31]*[.$B$31]+[.E17]*[.E17]*[.$B$30]*[.$B$30])" office:value-type="float" office:value="0.000000000000110512955229718" calcext:value-type="float">
            <text:p>1.10512955229718E-13</text:p>
          </table:table-cell>
          <table:table-cell table:formula="of:=[.D17]*[.I17]/[.E17]/417500000" office:value-type="float" office:value="0.976972915705639" calcext:value-type="float">
            <text:p>0.976972915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73" calcext:value-type="float">
            <text:p>273</text:p>
          </table:table-cell>
          <table:table-cell table:formula="of:=([.A18]-264)/(1085-264)*3000" office:value-type="float" office:value="1721.071863581" calcext:value-type="float">
            <text:p>1721.071863581</text:p>
          </table:table-cell>
          <table:table-cell table:formula="of:=(918-[.B18])*[.C18]/(1123000)" office:value-type="float" office:value="0.988505211050529" calcext:value-type="float">
            <text:p>0.9885052111</text:p>
          </table:table-cell>
          <table:table-cell table:formula="of:=(0.000001)*(1.602E-019)*[.C18]" office:value-type="float" office:value="2.75715712545676E-022" calcext:value-type="float">
            <text:p>2.75715712545676E-22</text:p>
          </table:table-cell>
          <table:table-cell table:formula="of:=[.E18]*0.000001/(1.602E-019)*[.$B$30]" office:value-type="float" office:value="0.5163215590743" calcext:value-type="float">
            <text:p>0.5163215591</text:p>
          </table:table-cell>
          <table:table-cell table:formula="of:=SQRT([.$B$31]*[.$B$31]+[.E18]*[.E18]*[.$B$30]*[.$B$30])-[.$B$31]" office:value-type="float" office:value="0.0000000000000344776116781893" calcext:value-type="float">
            <text:p>3.44776116781893E-14</text:p>
          </table:table-cell>
          <table:table-cell table:formula="of:=[.G18]/(1.602E-016)/1000" office:value-type="float" office:value="0.21521605292253" calcext:value-type="float">
            <text:p>0.2152160529</text:p>
          </table:table-cell>
          <table:table-cell table:formula="of:=SQRT([.$B$31]*[.$B$31]+[.E18]*[.E18]*[.$B$30]*[.$B$30])" office:value-type="float" office:value="0.000000000000116458611678189" calcext:value-type="float">
            <text:p>1.16458611678189E-13</text:p>
          </table:table-cell>
          <table:table-cell table:formula="of:=[.D18]*[.I18]/[.E18]/417500000" office:value-type="float" office:value="1.00007501024688" calcext:value-type="float">
            <text:p>1.000075010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0" calcext:value-type="float">
            <text:p>300</text:p>
          </table:table-cell>
          <table:table-cell table:formula="of:=([.A19]-264)/(1085-264)*3000" office:value-type="float" office:value="1808.76979293544" calcext:value-type="float">
            <text:p>1808.7697929355</text:p>
          </table:table-cell>
          <table:table-cell table:formula="of:=(918-[.B19])*[.C19]/(1123000)" office:value-type="float" office:value="0.995387116682195" calcext:value-type="float">
            <text:p>0.9953871167</text:p>
          </table:table-cell>
          <table:table-cell table:formula="of:=(0.000001)*(1.602E-019)*[.C19]" office:value-type="float" office:value="2.89764920828258E-022" calcext:value-type="float">
            <text:p>2.89764920828258E-22</text:p>
          </table:table-cell>
          <table:table-cell table:formula="of:=[.E19]*0.000001/(1.602E-019)*[.$B$30]" office:value-type="float" office:value="0.542630937880633" calcext:value-type="float">
            <text:p>0.5426309379</text:p>
          </table:table-cell>
          <table:table-cell table:formula="of:=SQRT([.$B$31]*[.$B$31]+[.E19]*[.E19]*[.$B$30]*[.$B$30])-[.$B$31]" office:value-type="float" office:value="0.0000000000000375079877847938" calcext:value-type="float">
            <text:p>3.75079877847938E-14</text:p>
          </table:table-cell>
          <table:table-cell table:formula="of:=[.G19]/(1.602E-016)/1000" office:value-type="float" office:value="0.234132258332046" calcext:value-type="float">
            <text:p>0.2341322583</text:p>
          </table:table-cell>
          <table:table-cell table:formula="of:=SQRT([.$B$31]*[.$B$31]+[.E19]*[.E19]*[.$B$30]*[.$B$30])" office:value-type="float" office:value="0.000000000000119488987784794" calcext:value-type="float">
            <text:p>1.19488987784794E-13</text:p>
          </table:table-cell>
          <table:table-cell table:formula="of:=[.D19]*[.I19]/[.E19]/417500000" office:value-type="float" office:value="0.983145078215508" calcext:value-type="float">
            <text:p>0.983145078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36" calcext:value-type="float">
            <text:p>336</text:p>
          </table:table-cell>
          <table:table-cell table:formula="of:=([.A20]-264)/(1085-264)*3000" office:value-type="float" office:value="1929.35444579781" calcext:value-type="float">
            <text:p>1929.3544457978</text:p>
          </table:table-cell>
          <table:table-cell table:formula="of:=(918-[.B20])*[.C20]/(1123000)" office:value-type="float" office:value="0.999896961223797" calcext:value-type="float">
            <text:p>0.9998969612</text:p>
          </table:table-cell>
          <table:table-cell table:formula="of:=(0.000001)*(1.602E-019)*[.C20]" office:value-type="float" office:value="3.09082582216809E-022" calcext:value-type="float">
            <text:p>3.09082582216809E-22</text:p>
          </table:table-cell>
          <table:table-cell table:formula="of:=[.E20]*0.000001/(1.602E-019)*[.$B$30]" office:value-type="float" office:value="0.578806333739342" calcext:value-type="float">
            <text:p>0.5788063337</text:p>
          </table:table-cell>
          <table:table-cell table:formula="of:=SQRT([.$B$31]*[.$B$31]+[.E20]*[.E20]*[.$B$30]*[.$B$30])-[.$B$31]" office:value-type="float" office:value="0.0000000000000417880114595852" calcext:value-type="float">
            <text:p>4.17880114595852E-14</text:p>
          </table:table-cell>
          <table:table-cell table:formula="of:=[.G20]/(1.602E-016)/1000" office:value-type="float" office:value="0.260849010359458" calcext:value-type="float">
            <text:p>0.2608490104</text:p>
          </table:table-cell>
          <table:table-cell table:formula="of:=SQRT([.$B$31]*[.$B$31]+[.E20]*[.E20]*[.$B$30]*[.$B$30])" office:value-type="float" office:value="0.000000000000123769011459585" calcext:value-type="float">
            <text:p>1.23769011459585E-13</text:p>
          </table:table-cell>
          <table:table-cell table:formula="of:=[.D20]*[.I20]/[.E20]/417500000" office:value-type="float" office:value="0.959038758532423" calcext:value-type="float">
            <text:p>0.959038758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15" calcext:value-type="float">
            <text:p>415</text:p>
          </table:table-cell>
          <table:table-cell table:formula="of:=([.A21]-264)/(1085-264)*3000" office:value-type="float" office:value="2137.63702801462" calcext:value-type="float">
            <text:p>2137.6370280146</text:p>
          </table:table-cell>
          <table:table-cell table:formula="of:=(918-[.B21])*[.C21]/(1123000)" office:value-type="float" office:value="0.957463423945995" calcext:value-type="float">
            <text:p>0.9574634239</text:p>
          </table:table-cell>
          <table:table-cell table:formula="of:=(0.000001)*(1.602E-019)*[.C21]" office:value-type="float" office:value="3.42449451887941E-022" calcext:value-type="float">
            <text:p>3.42449451887941E-22</text:p>
          </table:table-cell>
          <table:table-cell table:formula="of:=[.E21]*0.000001/(1.602E-019)*[.$B$30]" office:value-type="float" office:value="0.641291108404385" calcext:value-type="float">
            <text:p>0.6412911084</text:p>
          </table:table-cell>
          <table:table-cell table:formula="of:=SQRT([.$B$31]*[.$B$31]+[.E21]*[.E21]*[.$B$30]*[.$B$30])-[.$B$31]" office:value-type="float" office:value="0.0000000000000494546526968678" calcext:value-type="float">
            <text:p>4.94546526968678E-14</text:p>
          </table:table-cell>
          <table:table-cell table:formula="of:=[.G21]/(1.602E-016)/1000" office:value-type="float" office:value="0.308705697233881" calcext:value-type="float">
            <text:p>0.3087056972</text:p>
          </table:table-cell>
          <table:table-cell table:formula="of:=SQRT([.$B$31]*[.$B$31]+[.E21]*[.E21]*[.$B$30]*[.$B$30])" office:value-type="float" office:value="0.000000000000131435652696868" calcext:value-type="float">
            <text:p>1.31435652696868E-13</text:p>
          </table:table-cell>
          <table:table-cell table:formula="of:=[.D21]*[.I21]/[.E21]/417500000" office:value-type="float" office:value="0.880202146612415" calcext:value-type="float">
            <text:p>0.880202146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45" calcext:value-type="float">
            <text:p>545</text:p>
          </table:table-cell>
          <table:table-cell table:formula="of:=([.A22]-264)/(1085-264)*3000" office:value-type="float" office:value="2386.11449451888" calcext:value-type="float">
            <text:p>2386.1144945189</text:p>
          </table:table-cell>
          <table:table-cell table:formula="of:=(918-[.B22])*[.C22]/(1123000)" office:value-type="float" office:value="0.792538474136725" calcext:value-type="float">
            <text:p>0.7925384741</text:p>
          </table:table-cell>
          <table:table-cell table:formula="of:=(0.000001)*(1.602E-019)*[.C22]" office:value-type="float" office:value="3.82255542021924E-022" calcext:value-type="float">
            <text:p>3.82255542021924E-22</text:p>
          </table:table-cell>
          <table:table-cell table:formula="of:=[.E22]*0.000001/(1.602E-019)*[.$B$30]" office:value-type="float" office:value="0.715834348355664" calcext:value-type="float">
            <text:p>0.7158343484</text:p>
          </table:table-cell>
          <table:table-cell table:formula="of:=SQRT([.$B$31]*[.$B$31]+[.E22]*[.E22]*[.$B$30]*[.$B$30])-[.$B$31]" office:value-type="float" office:value="0.0000000000000589857383022774" calcext:value-type="float">
            <text:p>5.89857383022774E-14</text:p>
          </table:table-cell>
          <table:table-cell table:formula="of:=[.G22]/(1.602E-016)/1000" office:value-type="float" office:value="0.368200613622206" calcext:value-type="float">
            <text:p>0.3682006136</text:p>
          </table:table-cell>
          <table:table-cell table:formula="of:=SQRT([.$B$31]*[.$B$31]+[.E22]*[.E22]*[.$B$30]*[.$B$30])" office:value-type="float" office:value="0.000000000000140966738302277" calcext:value-type="float">
            <text:p>1.40966738302277E-13</text:p>
          </table:table-cell>
          <table:table-cell table:formula="of:=[.D22]*[.I22]/[.E22]/417500000" office:value-type="float" office:value="0.700046252547776" calcext:value-type="float">
            <text:p>0.700046252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63" calcext:value-type="float">
            <text:p>663</text:p>
          </table:table-cell>
          <table:table-cell table:formula="of:=([.A23]-264)/(1085-264)*3000" office:value-type="float" office:value="2565.16443361754" calcext:value-type="float">
            <text:p>2565.1644336175</text:p>
          </table:table-cell>
          <table:table-cell table:formula="of:=(918-[.B23])*[.C23]/(1123000)" office:value-type="float" office:value="0.582472778782255" calcext:value-type="float">
            <text:p>0.5824727788</text:p>
          </table:table-cell>
          <table:table-cell table:formula="of:=(0.000001)*(1.602E-019)*[.C23]" office:value-type="float" office:value="4.1093934226553E-022" calcext:value-type="float">
            <text:p>4.1093934226553E-22</text:p>
          </table:table-cell>
          <table:table-cell table:formula="of:=[.E23]*0.000001/(1.602E-019)*[.$B$30]" office:value-type="float" office:value="0.769549330085262" calcext:value-type="float">
            <text:p>0.7695493301</text:p>
          </table:table-cell>
          <table:table-cell table:formula="of:=SQRT([.$B$31]*[.$B$31]+[.E23]*[.E23]*[.$B$30]*[.$B$30])-[.$B$31]" office:value-type="float" office:value="0.0000000000000660706370491943" calcext:value-type="float">
            <text:p>6.60706370491943E-14</text:p>
          </table:table-cell>
          <table:table-cell table:formula="of:=[.G23]/(1.602E-016)/1000" office:value-type="float" office:value="0.412425949121063" calcext:value-type="float">
            <text:p>0.4124259491</text:p>
          </table:table-cell>
          <table:table-cell table:formula="of:=SQRT([.$B$31]*[.$B$31]+[.E23]*[.E23]*[.$B$30]*[.$B$30])" office:value-type="float" office:value="0.000000000000148051637049194" calcext:value-type="float">
            <text:p>1.48051637049194E-13</text:p>
          </table:table-cell>
          <table:table-cell table:formula="of:=[.D23]*[.I23]/[.E23]/417500000" office:value-type="float" office:value="0.502637222046308" calcext:value-type="float">
            <text:p>0.50263722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26" calcext:value-type="float">
            <text:p>726</text:p>
          </table:table-cell>
          <table:table-cell table:formula="of:=([.A24]-264)/(1085-264)*3000" office:value-type="float" office:value="2674.7868453106" calcext:value-type="float">
            <text:p>2674.7868453106</text:p>
          </table:table-cell>
          <table:table-cell table:formula="of:=(918-[.B24])*[.C24]/(1123000)" office:value-type="float" office:value="0.457309950400387" calcext:value-type="float">
            <text:p>0.4573099504</text:p>
          </table:table-cell>
          <table:table-cell table:formula="of:=(0.000001)*(1.602E-019)*[.C24]" office:value-type="float" office:value="4.28500852618758E-022" calcext:value-type="float">
            <text:p>4.28500852618758E-22</text:p>
          </table:table-cell>
          <table:table-cell table:formula="of:=[.E24]*0.000001/(1.602E-019)*[.$B$30]" office:value-type="float" office:value="0.802436053593179" calcext:value-type="float">
            <text:p>0.8024360536</text:p>
          </table:table-cell>
          <table:table-cell table:formula="of:=SQRT([.$B$31]*[.$B$31]+[.E24]*[.E24]*[.$B$30]*[.$B$30])-[.$B$31]" office:value-type="float" office:value="0.0000000000000704855623130206" calcext:value-type="float">
            <text:p>7.04855623130206E-14</text:p>
          </table:table-cell>
          <table:table-cell table:formula="of:=[.G24]/(1.602E-016)/1000" office:value-type="float" office:value="0.439984783477032" calcext:value-type="float">
            <text:p>0.4399847835</text:p>
          </table:table-cell>
          <table:table-cell table:formula="of:=SQRT([.$B$31]*[.$B$31]+[.E24]*[.E24]*[.$B$30]*[.$B$30])" office:value-type="float" office:value="0.000000000000152466562313021" calcext:value-type="float">
            <text:p>1.52466562313021E-13</text:p>
          </table:table-cell>
          <table:table-cell table:formula="of:=[.D24]*[.I24]/[.E24]/417500000" office:value-type="float" office:value="0.389741892066401" calcext:value-type="float">
            <text:p>0.389741892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 table:formula="of:=([.A25]-264)/(1085-264)*3000" office:value-type="float" office:value="2766.13885505481" calcext:value-type="float">
            <text:p>2766.1388550548</text:p>
          </table:table-cell>
          <table:table-cell table:formula="of:=(918-[.B25])*[.C25]/(1123000)" office:value-type="float" office:value="0.337454161302323" calcext:value-type="float">
            <text:p>0.3374541613</text:p>
          </table:table-cell>
          <table:table-cell table:formula="of:=(0.000001)*(1.602E-019)*[.C25]" office:value-type="float" office:value="4.43135444579781E-022" calcext:value-type="float">
            <text:p>4.43135444579781E-22</text:p>
          </table:table-cell>
          <table:table-cell table:formula="of:=[.E25]*0.000001/(1.602E-019)*[.$B$30]" office:value-type="float" office:value="0.829841656516443" calcext:value-type="float">
            <text:p>0.8298416565</text:p>
          </table:table-cell>
          <table:table-cell table:formula="of:=SQRT([.$B$31]*[.$B$31]+[.E25]*[.E25]*[.$B$30]*[.$B$30])-[.$B$31]" office:value-type="float" office:value="0.0000000000000742050952929638" calcext:value-type="float">
            <text:p>7.42050952929638E-14</text:p>
          </table:table-cell>
          <table:table-cell table:formula="of:=[.G25]/(1.602E-016)/1000" office:value-type="float" office:value="0.463202842028488" calcext:value-type="float">
            <text:p>0.463202842</text:p>
          </table:table-cell>
          <table:table-cell table:formula="of:=SQRT([.$B$31]*[.$B$31]+[.E25]*[.E25]*[.$B$30]*[.$B$30])" office:value-type="float" office:value="0.000000000000156186095292964" calcext:value-type="float">
            <text:p>1.56186095292964E-13</text:p>
          </table:table-cell>
          <table:table-cell table:formula="of:=[.D25]*[.I25]/[.E25]/417500000" office:value-type="float" office:value="0.284881460296193" calcext:value-type="float">
            <text:p>0.284881460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74" calcext:value-type="float">
            <text:p>874</text:p>
          </table:table-cell>
          <table:table-cell table:formula="of:=([.A26]-264)/(1085-264)*3000" office:value-type="float" office:value="2963.45919610231" calcext:value-type="float">
            <text:p>2963.4591961023</text:p>
          </table:table-cell>
          <table:table-cell table:formula="of:=(918-[.B26])*[.C26]/(1123000)" office:value-type="float" office:value="0.116110600737758" calcext:value-type="float">
            <text:p>0.1161106007</text:p>
          </table:table-cell>
          <table:table-cell table:formula="of:=(0.000001)*(1.602E-019)*[.C26]" office:value-type="float" office:value="4.74746163215591E-022" calcext:value-type="float">
            <text:p>4.74746163215591E-22</text:p>
          </table:table-cell>
          <table:table-cell table:formula="of:=[.E26]*0.000001/(1.602E-019)*[.$B$30]" office:value-type="float" office:value="0.889037758830694" calcext:value-type="float">
            <text:p>0.8890377588</text:p>
          </table:table-cell>
          <table:table-cell table:formula="of:=SQRT([.$B$31]*[.$B$31]+[.E26]*[.E26]*[.$B$30]*[.$B$30])-[.$B$31]" office:value-type="float" office:value="0.0000000000000823523110325268" calcext:value-type="float">
            <text:p>8.23523110325268E-14</text:p>
          </table:table-cell>
          <table:table-cell table:formula="of:=[.G26]/(1.602E-016)/1000" office:value-type="float" office:value="0.514059369741116" calcext:value-type="float">
            <text:p>0.5140593697</text:p>
          </table:table-cell>
          <table:table-cell table:formula="of:=SQRT([.$B$31]*[.$B$31]+[.E26]*[.E26]*[.$B$30]*[.$B$30])" office:value-type="float" office:value="0.000000000000164333311032527" calcext:value-type="float">
            <text:p>1.64333311032527E-13</text:p>
          </table:table-cell>
          <table:table-cell table:formula="of:=[.D26]*[.I26]/[.E26]/417500000" office:value-type="float" office:value="0.0962674646761876" calcext:value-type="float">
            <text:p>0.096267464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 (kg)</text:p>
          </table:table-cell>
          <table:table-cell table:style-name="ce1" office:value-type="float" office:value="9.109E-031" calcext:value-type="float">
            <text:p>9.11E-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300000000" calcext:value-type="float">
            <text:p>3.00E+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^2</text:p>
          </table:table-cell>
          <table:table-cell table:formula="of:=[.B29]*[.B30]*[.B30]" office:value-type="float" office:value="0.000000000000081981" calcext:value-type="float">
            <text:p>8.1981E-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/00/0000</text:date>, <text:time style:data-style-name="N2" text:time-value="19:19:11.791989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00:40.082436741</meta:creation-date>
    <dc:date>2019-02-24T19:21:17.357037902</dc:date>
    <meta:editing-duration>PT46M5S</meta:editing-duration>
    <meta:editing-cycles>17</meta:editing-cycles>
    <meta:generator>LibreOffice/5.1.6.2$Linux_X86_64 LibreOffice_project/10m0$Build-2</meta:generator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1.H2:Sheet1.H26 Sheet1.J2:Sheet1.J26" svg:x="0.32cm" svg:y="0.18cm" svg:width="13.15cm" svg:height="8.64cm">
          <chartooo:coordinate-region svg:x="1.047cm" svg:y="0.379cm" svg:width="12.1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26" chart:class="chart:scatter">
            <chart:domain table:cell-range-address="Sheet1.H2:Sheet1.H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0942631155277">
                <text:p>0.0070942631155277</text:p>
                <draw:g>
                  <svg:desc>Sheet1.H2:Sheet1.H26</svg:desc>
                </draw:g>
              </table:table-cell>
              <table:table-cell office:value-type="float" office:value="0.129473113248752">
                <text:p>0.129473113248752</text:p>
                <draw:g>
                  <svg:desc>Sheet1.J2:Sheet1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21731326106191">
                <text:p>0.00921731326106191</text:p>
              </table:table-cell>
              <table:table-cell office:value-type="float" office:value="0.170003806320964">
                <text:p>0.170003806320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0381018122171">
                <text:p>0.0150381018122171</text:p>
              </table:table-cell>
              <table:table-cell office:value-type="float" office:value="0.287629044871376">
                <text:p>0.287629044871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5996141724461">
                <text:p>0.0185996141724461</text:p>
              </table:table-cell>
              <table:table-cell office:value-type="float" office:value="0.340475303744893">
                <text:p>0.340475303744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4716092087016">
                <text:p>0.0234716092087016</text:p>
              </table:table-cell>
              <table:table-cell office:value-type="float" office:value="0.388123091937057">
                <text:p>0.388123091937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9382626015196">
                <text:p>0.0299382626015196</text:p>
              </table:table-cell>
              <table:table-cell office:value-type="float" office:value="0.473685716958838">
                <text:p>0.473685716958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275747206292">
                <text:p>0.043275747206292</text:p>
              </table:table-cell>
              <table:table-cell office:value-type="float" office:value="0.584786379935182">
                <text:p>0.584786379935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2984354316229">
                <text:p>0.0502984354316229</text:p>
              </table:table-cell>
              <table:table-cell office:value-type="float" office:value="0.625750922558593">
                <text:p>0.625750922558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6702537037207">
                <text:p>0.0626702537037207</text:p>
              </table:table-cell>
              <table:table-cell office:value-type="float" office:value="0.703232655360234">
                <text:p>0.703232655360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13711568041779">
                <text:p>0.0713711568041779</text:p>
              </table:table-cell>
              <table:table-cell office:value-type="float" office:value="0.735027803699864">
                <text:p>0.735027803699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7503898753201">
                <text:p>0.0827503898753201</text:p>
              </table:table-cell>
              <table:table-cell office:value-type="float" office:value="0.773463077139414">
                <text:p>0.773463077139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6561884033267">
                <text:p>0.096561884033267</text:p>
              </table:table-cell>
              <table:table-cell office:value-type="float" office:value="0.819975972968744">
                <text:p>0.819975972968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9309601160941">
                <text:p>0.109309601160941</text:p>
              </table:table-cell>
              <table:table-cell office:value-type="float" office:value="0.871599645133766">
                <text:p>0.871599645133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0055299397096">
                <text:p>0.120055299397096</text:p>
              </table:table-cell>
              <table:table-cell office:value-type="float" office:value="0.885332903604094">
                <text:p>0.885332903604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3825370029729">
                <text:p>0.133825370029729</text:p>
              </table:table-cell>
              <table:table-cell office:value-type="float" office:value="0.92252862435948">
                <text:p>0.92252862435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8102092570024">
                <text:p>0.178102092570024</text:p>
              </table:table-cell>
              <table:table-cell office:value-type="float" office:value="0.976972915705639">
                <text:p>0.976972915705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521605292253">
                <text:p>0.21521605292253</text:p>
              </table:table-cell>
              <table:table-cell office:value-type="float" office:value="1.00007501024688">
                <text:p>1.00007501024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4132258332046">
                <text:p>0.234132258332046</text:p>
              </table:table-cell>
              <table:table-cell office:value-type="float" office:value="0.983145078215508">
                <text:p>0.983145078215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0849010359458">
                <text:p>0.260849010359458</text:p>
              </table:table-cell>
              <table:table-cell office:value-type="float" office:value="0.959038758532423">
                <text:p>0.959038758532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8705697233881">
                <text:p>0.308705697233881</text:p>
              </table:table-cell>
              <table:table-cell office:value-type="float" office:value="0.880202146612415">
                <text:p>0.880202146612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8200613622206">
                <text:p>0.368200613622206</text:p>
              </table:table-cell>
              <table:table-cell office:value-type="float" office:value="0.700046252547776">
                <text:p>0.700046252547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2425949121063">
                <text:p>0.412425949121063</text:p>
              </table:table-cell>
              <table:table-cell office:value-type="float" office:value="0.502637222046308">
                <text:p>0.502637222046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9984783477032">
                <text:p>0.439984783477032</text:p>
              </table:table-cell>
              <table:table-cell office:value-type="float" office:value="0.389741892066401">
                <text:p>0.389741892066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3202842028488">
                <text:p>0.463202842028488</text:p>
              </table:table-cell>
              <table:table-cell office:value-type="float" office:value="0.284881460296193">
                <text:p>0.284881460296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4059369741116">
                <text:p>0.514059369741116</text:p>
              </table:table-cell>
              <table:table-cell office:value-type="float" office:value="0.0962674646761876">
                <text:p>0.0962674646761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